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fo:background-color="transparen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transparent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transparen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transparent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f44747" loext:opacity="100%"/>
    </style:style>
    <style:style style:name="T7" style:family="text">
      <style:text-properties fo:color="#808080" loext:opacity="100%" style:font-name="Consolas" fo:font-size="10.5pt" fo:font-weight="normal"/>
    </style:style>
    <style:style style:name="T8" style:family="text">
      <style:text-properties fo:color="#569cd6" loext:opacity="100%" style:font-name="Consolas" fo:font-size="10.5pt" fo:font-weight="normal"/>
    </style:style>
    <style:style style:name="T9" style:family="text">
      <style:text-properties fo:color="#6a9955" loext:opacity="100%" style:font-name="Consolas" fo:font-size="10.5pt" fo:font-weight="normal"/>
    </style:style>
    <style:style style:name="T10" style:family="text">
      <style:text-properties fo:color="#000000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2">DOCTYPE</text:span> <text:span text:style-name="T3">HTML</text:span> <text:span text:style-name="T3">PUBLIC</text:span> <text:span text:style-name="T4">"-//W3C//DTD HTML 4.01 Transitional//EN"</text:span> <text:span text:style-name="T4">"http://www.w3.org/TR/html4/loose.dtd"</text:span><text:span text:style-name="T1">&gt;</text:span></text:p>
      <text:p text:style-name="P2"/>
      <text:p text:style-name="P3">&lt;!-- </text:p>
      <text:p text:style-name="P3">Kommentar</text:p>
      <text:p text:style-name="P3">--&gt;</text:p>
      <text:p text:style-name="P2"/>
      <text:p text:style-name="P3">&lt;!--Anfang einer HTML-Datei--&gt;</text:p>
      <text:p text:style-name="P1"><text:span text:style-name="T1">&lt;</text:span><text:span text:style-name="T2">html</text:span><text:span text:style-name="T1">&gt;</text:span><text:span text:style-name="T5">Hier steht das HTML-Dokument drin</text:span><text:span text:style-name="T1">&lt;/</text:span><text:span text:style-name="T2">html</text:span><text:span text:style-name="T1">&gt;</text:span></text:p>
      <text:p text:style-name="P2"/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title</text:span><text:span text:style-name="T1">&gt;</text:span><text:span text:style-name="T5">Blackstone</text:span><text:span text:style-name="T1">&lt;/</text:span><text:span text:style-name="T2">title</text:span><text:span text:style-name="T1">&gt;</text:span></text:p>
      <text:p text:style-name="P2"/>
      <text:p text:style-name="P3">&lt;!--Wie man das Aussehen beeinflusst - Einbinden Stylesheet--&gt;</text:p>
      <text:p text:style-name="P1"><text:span text:style-name="T1">&lt;</text:span><text:span text:style-name="T2">link</text:span> <text:span text:style-name="T3">rel</text:span>=<text:span text:style-name="T4">"stylesheet"</text:span> <text:span text:style-name="T3">type</text:span>=<text:span text:style-name="T4">"text/css"</text:span> <text:span text:style-name="T3">href</text:span>=<text:span text:style-name="T4">"../Aussehen.css"</text:span><text:span text:style-name="T1">&gt;</text:span></text:p>
      <text:p text:style-name="P2"/>
      <text:p text:style-name="P3">&lt;!--Metadaten halt--&gt;</text:p>
      <text:p text:style-name="P1"><text:span text:style-name="T1">&lt;</text:span><text:span text:style-name="T2">meta</text:span> <text:span text:style-name="T3">name</text:span>=<text:span text:style-name="T4">"author"</text:span> <text:span text:style-name="T3">content</text:span>=<text:span text:style-name="T4">"rouve"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editor"</text:span> <text:span text:style-name="T3">content</text:span>=<text:span text:style-name="T4">"html-editor phase 5"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2"/>
      <text:p text:style-name="P3">&lt;!--Start des Inhalts - Grundeinstellungen, CSS schreibt aber drüber--&gt;</text:p>
      <text:p text:style-name="P1"><text:span text:style-name="T1">&lt;</text:span><text:span text:style-name="T2">body</text:span> <text:span text:style-name="T3">text</text:span>=<text:span text:style-name="T4">"#000000"</text:span> <text:span text:style-name="T6">bgcolor</text:span>=<text:span text:style-name="T4">"#FFFFFF"</text:span> <text:span text:style-name="T3">link</text:span>=<text:span text:style-name="T4">"#FF0000"</text:span> <text:span text:style-name="T3">alink</text:span>=<text:span text:style-name="T4">"#FF0000"</text:span> <text:span text:style-name="T3">vlink</text:span>=<text:span text:style-name="T4">"#FF0000"</text:span><text:span text:style-name="T1">&gt;&lt;/</text:span><text:span text:style-name="T2">body</text:span><text:span text:style-name="T1">&gt;</text:span></text:p>
      <text:p text:style-name="P4"> </text:p>
      <text:p text:style-name="P3">&lt;!--Absatz--&gt;</text:p>
      <text:p text:style-name="P1"><text:span text:style-name="T1">&lt;</text:span><text:span text:style-name="T2">p</text:span><text:span text:style-name="T1">&gt;</text:span><text:span text:style-name="T5">Hier kann Text drin stehen.</text:span><text:span text:style-name="T1">&lt;/</text:span><text:span text:style-name="T2">p</text:span><text:span text:style-name="T1">&gt;</text:span></text:p>
      <text:p text:style-name="P2"/>
      <text:p text:style-name="P3">&lt;!--Leerzeile--&gt;</text:p>
      <text:p text:style-name="P1"><text:span text:style-name="T1">&lt;</text:span><text:span text:style-name="T2">br</text:span><text:span text:style-name="T1">&gt;</text:span></text:p>
      <text:p text:style-name="P2"/>
      <text:p text:style-name="P3">&lt;!--Zwischendurch geändert--&gt;</text:p>
      <text:p text:style-name="P1"><text:span text:style-name="T1">&lt;</text:span><text:span text:style-name="T6">font</text:span> <text:span text:style-name="T3">size</text:span>=<text:span text:style-name="T4">"1"</text:span><text:span text:style-name="T1">&gt;</text:span></text:p>
      <text:p text:style-name="P1"><text:span text:style-name="T5">BTM</text:span><text:span text:style-name="T1">&lt;</text:span><text:span text:style-name="T2">br</text:span><text:span text:style-name="T1">&gt;</text:span></text:p>
      <text:p text:style-name="P5">Stand: 31.03.2020</text:p>
      <text:p text:style-name="P1"><text:span text:style-name="T1">&lt;/</text:span><text:span text:style-name="T6">font</text:span><text:span text:style-name="T1">&gt;</text:span></text:p>
      <text:p text:style-name="P2"/>
      <text:p text:style-name="P3">&lt;!--Überschriften, geht bis 5--&gt;</text:p>
      <text:p text:style-name="P1"><text:span text:style-name="T1">&lt;</text:span><text:span text:style-name="T2">h1</text:span><text:span text:style-name="T1">&gt;&lt;/</text:span><text:span text:style-name="T2">h1</text:span><text:span text:style-name="T1">&gt;</text:span></text:p>
      <text:p text:style-name="P2"/>
      <text:p text:style-name="P3">&lt;!--Tabellen--&gt;</text:p>
      <text:p text:style-name="P1"><text:span text:style-name="T1">&lt;</text:span><text:span text:style-name="T2">table</text:span> <text:span text:style-name="T6">border</text:span> = <text:span text:style-name="T4">"0"</text:span><text:span text:style-name="T1">&gt;</text:span></text:p>
      <text:p text:style-name="P4">      <text:span text:style-name="T7">&lt;</text:span><text:span text:style-name="T8">tr</text:span><text:span text:style-name="T7">&gt;</text:span><text:span text:style-name="T9">&lt;!--Zeile--&gt;</text:span></text:p>
      <text:p text:style-name="P4">          <text:span text:style-name="T7">&lt;</text:span><text:span text:style-name="T8">td</text:span><text:span text:style-name="T7">&gt;</text:span><text:span text:style-name="T10">Spalte 1</text:span><text:span text:style-name="T7">&lt;/</text:span><text:span text:style-name="T8">td</text:span><text:span text:style-name="T7">&gt;</text:span></text:p>
      <text:p text:style-name="P4">          <text:span text:style-name="T7">&lt;</text:span><text:span text:style-name="T8">td</text:span><text:span text:style-name="T7">&gt;</text:span><text:span text:style-name="T10">Spalte 2</text:span><text:span text:style-name="T7">&lt;/</text:span><text:span text:style-name="T8">td</text:span><text:span text:style-name="T7">&gt;</text:span></text:p>
      <text:p text:style-name="P4">      <text:span text:style-name="T7">&lt;/</text:span><text:span text:style-name="T8">tr</text:span><text:span text:style-name="T7">&gt;</text:span></text:p>
      <text:p text:style-name="P1"><text:span text:style-name="T1">&lt;/</text:span><text:span text:style-name="T2">table</text:span><text:span text:style-name="T1">&gt;</text:span></text:p>
      <text:p text:style-name="P2"/>
      <text:p text:style-name="P3">&lt;!--unsortierte Liste--&gt;</text:p>
      <text:p text:style-name="P1"><text:span text:style-name="T1">&lt;</text:span><text:span text:style-name="T2">ul</text:span><text:span text:style-name="T1">&gt;</text:span></text:p>
      <text:p text:style-name="P4">    <text:span text:style-name="T7">&lt;</text:span><text:span text:style-name="T8">li</text:span><text:span text:style-name="T7">&gt;</text:span><text:span text:style-name="T10">Listenelement 1</text:span><text:span text:style-name="T7">&lt;/</text:span><text:span text:style-name="T8">li</text:span><text:span text:style-name="T7">&gt;</text:span></text:p>
      <text:p text:style-name="P4"><text:soft-page-break/>    <text:span text:style-name="T7">&lt;</text:span><text:span text:style-name="T8">li</text:span><text:span text:style-name="T7">&gt;</text:span><text:span text:style-name="T10">Listenelement 2</text:span><text:span text:style-name="T7">&lt;/</text:span><text:span text:style-name="T8">li</text:span><text:span text:style-name="T7">&gt;</text:span></text:p>
      <text:p text:style-name="P1"><text:span text:style-name="T1">&lt;/</text:span><text:span text:style-name="T2">ul</text:span><text:span text:style-name="T1">&gt;</text:span></text:p>
      <text:p text:style-name="P2"/>
      <text:p text:style-name="P3">&lt;!--sortierte Liste--&gt;</text:p>
      <text:p text:style-name="P1"><text:span text:style-name="T1">&lt;</text:span><text:span text:style-name="T2">ol</text:span><text:span text:style-name="T1">&gt;</text:span></text:p>
      <text:p text:style-name="P4">    <text:span text:style-name="T7">&lt;</text:span><text:span text:style-name="T8">li</text:span><text:span text:style-name="T7">&gt;</text:span><text:span text:style-name="T10">Listenelement 1</text:span><text:span text:style-name="T7">&lt;/</text:span><text:span text:style-name="T8">li</text:span><text:span text:style-name="T7">&gt;</text:span></text:p>
      <text:p text:style-name="P4">    <text:span text:style-name="T7">&lt;</text:span><text:span text:style-name="T8">li</text:span><text:span text:style-name="T7">&gt;</text:span><text:span text:style-name="T10">Listenelement 2</text:span><text:span text:style-name="T7">&lt;/</text:span><text:span text:style-name="T8">li</text:span><text:span text:style-name="T7">&gt;</text:span></text:p>
      <text:p text:style-name="P1"><text:span text:style-name="T1">&lt;/</text:span><text:span text:style-name="T2">ol</text:span><text:span text:style-name="T1">&gt;</text:span></text:p>
      <text:p text:style-name="P2"/>
      <text:p text:style-name="P3">&lt;!--Beschreibungsliste--&gt;</text:p>
      <text:p text:style-name="P1"><text:span text:style-name="T1">&lt;</text:span><text:span text:style-name="T2">dl</text:span><text:span text:style-name="T1">&gt;</text:span></text:p>
      <text:p text:style-name="P4">    <text:span text:style-name="T7">&lt;</text:span><text:span text:style-name="T8">dt</text:span><text:span text:style-name="T7">&gt;</text:span><text:span text:style-name="T10">Oberbegriff</text:span><text:span text:style-name="T7">&lt;/</text:span><text:span text:style-name="T8">dt</text:span><text:span text:style-name="T7">&gt;</text:span></text:p>
      <text:p text:style-name="P4">    <text:span text:style-name="T7">&lt;</text:span><text:span text:style-name="T8">dd</text:span><text:span text:style-name="T7">&gt;</text:span><text:span text:style-name="T10">eingerückt</text:span><text:span text:style-name="T7">&lt;/</text:span><text:span text:style-name="T8">dd</text:span><text:span text:style-name="T7">&gt;</text:span></text:p>
      <text:p text:style-name="P1"><text:span text:style-name="T1">&lt;/</text:span><text:span text:style-name="T2">dl</text:span><text:span text:style-name="T1">&gt;</text:span> </text:p>
      <text:p text:style-name="P2"/>
      <text:p text:style-name="P3">&lt;!--Verzeichnisse--&gt;</text:p>
      <text:p text:style-name="P5">"Bilder/Blackstone-Logo.jpg"</text:p>
      <text:p text:style-name="P5">"../Aussehen.css"</text:p>
      <text:p text:style-name="P2"/>
      <text:p text:style-name="P3">&lt;!--Bild einfügen--&gt;</text:p>
      <text:p text:style-name="P1"><text:span text:style-name="T1">&lt;</text:span><text:span text:style-name="T2">img</text:span> <text:span text:style-name="T3">src</text:span>=<text:span text:style-name="T4">"Bilder/Blackstone-Logo.jpg"</text:span> <text:span text:style-name="T3">alt</text:span>=<text:span text:style-name="T4">"Bild konnte nicht geladen werden"</text:span> <text:span text:style-name="T6">border</text:span>=<text:span text:style-name="T4">"0"</text:span> <text:span text:style-name="T3">width</text:span>=<text:span text:style-name="T4">"60%"</text:span> <text:span text:style-name="T3">height</text:span>=<text:span text:style-name="T4">"60%"</text:span><text:span text:style-name="T1">&gt;</text:span></text:p>
      <text:p text:style-name="P2"/>
      <text:p text:style-name="P3">&lt;!--Links, urls/Bilder gehen auch--&gt;</text:p>
      <text:p text:style-name="P1"><text:span text:style-name="T1">&lt;</text:span><text:span text:style-name="T2">a</text:span> <text:span text:style-name="T3">href</text:span>=<text:span text:style-name="T4">"BTM2018.html"</text:span><text:span text:style-name="T1">&gt;</text:span><text:span text:style-name="T5">BTM 2016/2017</text:span>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https://de.wikipedia.org/wiki/Rookie"</text:span><text:span text:style-name="T1">&gt;</text:span><text:span text:style-name="T5">Rookie</text:span>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index.html"</text:span><text:span text:style-name="T1">&gt;&lt;</text:span><text:span text:style-name="T2">img</text:span> <text:span text:style-name="T3">src</text:span>=<text:span text:style-name="T4">"WIP.jpg"</text:span><text:span text:style-name="T1">&gt;&lt;/</text:span><text:span text:style-name="T2">a</text:span><text:span text:style-name="T1">&gt;</text:span></text:p>
      <text:p text:style-name="P2"/>
      <text:p text:style-name="P3">&lt;!--Einbettung Videos, kann so von YT kopiert werden--&gt;</text:p>
      <text:p text:style-name="P1"><text:span text:style-name="T1">&lt;</text:span><text:span text:style-name="T2">iframe</text:span> <text:span text:style-name="T3">width</text:span>=<text:span text:style-name="T4">"560"</text:span> <text:span text:style-name="T3">height</text:span>=<text:span text:style-name="T4">"315"</text:span> <text:span text:style-name="T3">src</text:span>=<text:span text:style-name="T4">"https://www.youtube.com/embed/SSIVLUV6WcQ"</text:span> <text:span text:style-name="T3">frameborder</text:span>=<text:span text:style-name="T4">"0"</text:span> <text:span text:style-name="T3">allow</text:span>=<text:span text:style-name="T4">"accelerometer; autoplay; encrypted-media; gyroscope; picture-in-picture"</text:span> <text:span text:style-name="T3">allowfullscreen</text:span><text:span text:style-name="T1">&gt;&lt;/</text:span><text:span text:style-name="T2">iframe</text:span><text:span text:style-name="T1">&gt;</text:span></text:p>
      <text:p text:style-name="P2"/>
      <text:p text:style-name="P3">&lt;!--Klassenzuordnung - Wichtig für CSS--&gt;</text:p>
      <text:p text:style-name="P1"><text:span text:style-name="T1">&lt;</text:span><text:span text:style-name="T2">a</text:span> <text:span text:style-name="T3">class</text:span>=<text:span text:style-name="T4">"Erklaerung"</text:span> <text:span text:style-name="T3">href</text:span>=<text:span text:style-name="T4">"BTM.html"</text:span><text:span text:style-name="T1">&gt;</text:span><text:span text:style-name="T5">Startseite</text:span><text:span text:style-name="T1">&lt;/</text:span><text:span text:style-name="T2">a</text:span><text:span text:style-name="T1">&gt;</text:span></text:p>
      <text:p text:style-name="P1"><text:span text:style-name="T1">&lt;</text:span><text:span text:style-name="T2">table</text:span> <text:span text:style-name="T3">class</text:span>=<text:span text:style-name="T4">"ohneTabellenrahmen"</text:span><text:span text:style-name="T1">&gt;&lt;</text:span><text:span text:style-name="T2">td</text:span> <text:span text:style-name="T3">class</text:span>=<text:span text:style-name="T4">"ohnetdTabellenrahmen"</text:span><text:span text:style-name="T1">&gt;&lt;/</text:span><text:span text:style-name="T2">td</text:span><text:span text:style-name="T1">&gt;&lt;/</text:span><text:span text:style-name="T2">table</text:span><text:span text:style-name="T1">&gt;</text:span></text:p>
      <text:p text:style-name="P1"><text:span text:style-name="T1">&lt;</text:span><text:span text:style-name="T2">p</text:span> <text:span text:style-name="T3">class</text:span>=<text:span text:style-name="T4">"ohnemargin"</text:span><text:span text:style-name="T1">&gt;&lt;/</text:span><text:span text:style-name="T2">p</text:span><text:span text:style-name="T1">&gt;</text:span></text:p>
      <text:p text:style-name="P5">usw.</text:p>
      <text:p text:style-name="P2"/>
      <text:p text:style-name="P3">&lt;!--Ende einer Datei--&gt;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1T11:23:19.098000000</meta:creation-date>
    <dc:date>2025-03-01T11:26:17.648000000</dc:date>
    <meta:editing-duration>PT3M2S</meta:editing-duration>
    <meta:editing-cycles>1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69" meta:word-count="217" meta:character-count="2072" meta:non-whitespace-character-count="1903"/>
  </office:meta>
</office:document-meta>
</file>